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909cm" fo:margin-right="0.051cm" table:align="margins" style:writing-mode="lr-tb"/>
    </style:style>
    <style:style style:name="Table1.A" style:family="table-column">
      <style:table-column-properties style:rel-column-width="18638*"/>
    </style:style>
    <style:style style:name="Table1.B" style:family="table-column">
      <style:table-column-properties style:rel-column-width="13664*"/>
    </style:style>
    <style:style style:name="Table1.C" style:family="table-column">
      <style:table-column-properties style:rel-column-width="12735*"/>
    </style:style>
    <style:style style:name="Table1.D" style:family="table-column">
      <style:table-column-properties style:rel-column-width="20498*"/>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Standard">
      <style:paragraph-properties fo:margin-top="0cm" fo:margin-bottom="0cm" fo:orphans="2" fo:widows="2"/>
    </style:style>
    <style:style style:name="P6" style:family="paragraph" style:parent-style-name="Standard">
      <style:paragraph-properties fo:line-height="0.353cm" fo:orphans="2" fo:widows="2"/>
      <style:text-properties fo:font-size="12pt" style:font-size-asian="12pt" style:font-size-complex="12pt"/>
    </style:style>
    <style:style style:name="P7" style:family="paragraph" style:parent-style-name="Standard">
      <style:paragraph-properties fo:line-height="0.212cm" fo:orphans="2" fo:widows="2"/>
      <style:text-properties fo:font-size="12pt" style:font-size-asian="12pt" style:font-size-complex="12pt"/>
    </style:style>
    <style:style style:name="P8" style:family="paragraph" style:parent-style-name="Standard">
      <style:paragraph-properties fo:margin-top="0cm" fo:margin-bottom="2.54cm" style:line-height-at-least="0.353cm" fo:orphans="2" fo:widows="2"/>
    </style:style>
    <style:style style:name="P9" style:family="paragraph" style:parent-style-name="Standard">
      <style:paragraph-properties fo:margin-top="0.423cm" fo:margin-bottom="0cm" style:line-height-at-least="0.353cm" fo:orphans="2" fo:widows="2" fo:keep-with-next="always"/>
    </style:style>
    <style:style style:name="P10" style:family="paragraph" style:parent-style-name="CellBody">
      <style:paragraph-properties fo:margin-left="0.212cm" fo:margin-right="0.212cm" fo:margin-top="0.212cm" fo:margin-bottom="0.141cm" fo:orphans="2" fo:widows="2" fo:text-indent="0cm" style:auto-text-indent="false"/>
    </style:style>
    <style:style style:name="P11" style:family="paragraph" style:parent-style-name="CellBody">
      <style:paragraph-properties fo:margin-left="0.212cm" fo:margin-right="0.212cm" fo:margin-top="0.212cm" fo:margin-bottom="0.141cm" fo:text-align="center" style:justify-single-word="false" fo:orphans="2" fo:widows="2" fo:text-indent="0cm" style:auto-text-indent="false"/>
    </style:style>
    <style:style style:name="P12" style:family="paragraph" style:parent-style-name="CellHeading">
      <style:paragraph-properties fo:margin-left="0.212cm" fo:margin-right="0.212cm" fo:margin-top="0.282cm" fo:margin-bottom="0.212cm" fo:orphans="2" fo:widows="2" fo:text-indent="0cm" style:auto-text-indent="false"/>
      <style:text-properties fo:font-weight="bold" style:font-weight-asian="bold" style:font-weight-complex="bold"/>
    </style:style>
    <style:style style:name="P13" style:family="paragraph" style:parent-style-name="note">
      <style:paragraph-properties fo:margin-top="0.212cm" fo:margin-bottom="0.353cm" fo:orphans="2" fo:widows="2"/>
    </style:style>
    <style:style style:name="P14" style:family="paragraph" style:parent-style-name="bullet">
      <style:paragraph-properties fo:margin-top="0cm" fo:margin-bottom="0.176cm" fo:orphans="2" fo:widows="2"/>
    </style:style>
    <style:style style:name="P15" style:family="paragraph" style:parent-style-name="bullet">
      <style:paragraph-properties fo:margin-top="0cm" fo:margin-bottom="0.176cm" fo:text-align="start" style:justify-single-word="false" fo:orphans="2" fo:widows="2"/>
    </style:style>
    <style:style style:name="P16" style:family="paragraph" style:parent-style-name="body-code">
      <style:paragraph-properties fo:orphans="2" fo:widows="2"/>
    </style:style>
    <style:style style:name="P17" style:family="paragraph" style:parent-style-name="TableTitle">
      <style:paragraph-properties fo:orphans="2" fo:widows="2"/>
    </style:style>
    <style:style style:name="P18" style:family="paragraph" style:parent-style-name="bullet2">
      <style:paragraph-properties fo:margin-top="0cm" fo:margin-bottom="0.035cm" fo:orphans="2" fo:widows="2"/>
    </style:style>
    <style:style style:name="P19" style:family="paragraph" style:parent-style-name="CellHeading">
      <style:paragraph-properties fo:margin-left="0.212cm" fo:margin-right="0.318cm" fo:margin-top="0.282cm" fo:margin-bottom="0.212cm" fo:orphans="2" fo:widows="2" fo:text-indent="0cm" style:auto-text-indent="false"/>
      <style:text-properties fo:font-weight="bold" style:font-weight-asian="bold" style:font-weight-complex="bold"/>
    </style:style>
    <style:style style:name="P20" style:family="paragraph" style:parent-style-name="Heading_20_1" style:master-page-name="Standard">
      <style:paragraph-properties fo:margin-top="0cm" fo:margin-bottom="0cm" fo:orphans="2" fo:widows="2" style:page-number="auto"/>
    </style:style>
    <style:style style:name="P21" style:family="paragraph" style:parent-style-name="Heading_20_2">
      <style:paragraph-properties fo:margin-top="0cm" fo:margin-bottom="0.141cm"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106cm" fo:margin-bottom="0.176cm" fo:orphans="2" fo:widows="2"/>
    </style:style>
    <style:style style:name="P24" style:family="paragraph" style:parent-style-name="Heading_20_3">
      <style:paragraph-properties fo:margin-top="0.106cm" fo:margin-bottom="0.176cm" fo:orphans="2" fo:widows="2">
        <style:tab-stops>
          <style:tab-stop style:position="1.27cm" style:type="right"/>
          <style:tab-stop style:position="1.905cm"/>
          <style:tab-stop style:position="14.34cm"/>
        </style:tab-stops>
      </style:paragraph-properties>
    </style:style>
    <style:style style:name="P25" style:family="paragraph" style:parent-style-name="Heading_20_3">
      <style:paragraph-properties fo:margin-top="0cm" fo:margin-bottom="0.176cm" fo:orphans="2" fo:widows="2"/>
    </style:style>
    <style:style style:name="P26" style:family="paragraph" style:parent-style-name="body">
      <style:paragraph-properties fo:text-align="start" style:justify-single-word="false" fo:orphans="2" fo:widows="2"/>
    </style:style>
    <style:style style:name="P27" style:family="paragraph" style:parent-style-name="sectionheading">
      <style:paragraph-properties fo:margin-top="0.106cm" fo:margin-bottom="0.141cm" fo:orphans="2" fo:widows="2"/>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5pt" style:font-size-asian="10.5pt" style:font-name-complex="Courier New2" style:font-size-complex="10.5pt"/>
    </style:style>
    <style:style style:name="T3" style:family="text">
      <style:text-properties style:font-name="Courier New" fo:font-weight="normal" style:font-weight-asian="normal" style:font-name-complex="Courier New2"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3" draw:name="Picture 6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4" draw:name="Picture 69"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5" draw:name="Picture 70"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6" draw:name="Picture 71"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7" draw:name="Picture 72"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8" draw:name="Picture 73"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9" draw:name="Picture 74"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0" draw:name="Picture 75"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1" draw:name="Picture 76"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2" draw:name="Picture 7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3" draw:name="Picture 7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5" draw:name="Picture 79" draw:style-name="gr2" draw:text-style-name="P28" svg:width="7.09cm" svg:height="0.343cm" svg:x="-6.033cm" svg:y="0cm">
        <draw:image xlink:href="Pictures/2000000700000FB5000000C94FDA4EAC.wmf" xlink:type="simple" xlink:show="embed" xlink:actuate="onLoad">
          <text:p/>
        </draw:image>
      </draw:frame>
      <text:h text:style-name="P20" text:outline-level="1"><text:alphabetical-index-mark-start text:id="IMark5122737152" text:main-entry="true"/>JDO Reference <text:alphabetical-index-mark-start text:id="IMark5122737248" text:main-entry="true"/>Enhancer<text:alphabetical-index-mark-end text:id="IMark5122737248"/><text:alphabetical-index-mark-end text:id="IMark5122737152"/></text:h>
      <text:p text:style-name="P8"><draw:frame draw:style-name="fr1" draw:name="graphics1" text:anchor-type="as-char" svg:width="16.51cm" svg:height="0.342cm" draw:z-index="16"><draw:image xlink:href="Pictures/20000007000025F9000000C9F0140E06.wmf" xlink:type="simple" xlink:show="embed" xlink:actuate="onLoad"/></draw:frame></text:p>
      <text:p text:style-name="P2">This chapter specifies the JDO Reference Enhancement, which specifies the contract between JDO persistence-capable classes and JDO <text:span text:style-name="T7">StateManager</text:span> in the binary-compatible runtime environment. The <text:alphabetical-index-mark-start text:id="IMark5122737152" text:main-entry="true"/>JDO Reference <text:alphabetical-index-mark-start text:id="IMark5122737248" text:main-entry="true"/>Enhancer<text:alphabetical-index-mark-end text:id="IMark5122737248"/><text:alphabetical-index-mark-end text:id="IMark5122737152"/>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5122737152" text:main-entry="true"/>JDO Reference <text:alphabetical-index-mark-start text:id="IMark5122737248" text:main-entry="true"/>Enhancer<text:alphabetical-index-mark-end text:id="IMark5122737248"/><text:alphabetical-index-mark-end text:id="IMark5122737152"/>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text:span text:style-name="T7">BinaryCompatibility</text:span>, it must support the <text:alphabetical-index-mark-start text:id="IMark5122737152" text:main-entry="true"/><text:span text:style-name="T7">PersistenceCapable</text:span><text:alphabetical-index-mark-end text:id="IMark5122737152"/> contract. Otherwise, it need only support the rest of the user-visible contracts (e.g. <text:span text:style-name="T7">PersistenceManagerFactory</text:span>, <text:span text:style-name="T7">PersistenceManager</text:span>, <text:span text:style-name="T7">Query</text:span>, <text:span text:style-name="T7">Transaction</text:span>, and <text:span text:style-name="T7">Extent</text:span>).</text:p>
      <text:p text:style-name="P13"><text:s/>NOTE: This chapter is not intended to be used by application programmers. It is for use only by implementations. Applications should use the methods defined in class JDOHelper instead of these methods and fields.</text:p>
      <text:p text:style-name="P9"><draw:frame draw:style-name="fr1" draw:name="1" text:anchor-type="as-char" svg:width="7.091cm" svg:height="0.342cm" draw:z-index="17"><draw:image xlink:href="Pictures/2000000700000FB5000000C94FDA4EAC.wmf" xlink:type="simple" xlink:show="embed" xlink:actuate="onLoad"/></draw:frame></text:p>
      <text:h text:style-name="P21" text:outline-level="2">Overview</text:h>
      <text:p text:style-name="P2">The <text:alphabetical-index-mark-start text:id="IMark5122737152" text:main-entry="true"/>JDO Reference <text:alphabetical-index-mark-start text:id="IMark5122737248" text:main-entry="true"/>Enhancer<text:alphabetical-index-mark-end text:id="IMark5122737248"/><text:alphabetical-index-mark-end text:id="IMark5122737152"/>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5122737152" text:main-entry="true"/>JDO Reference <text:alphabetical-index-mark-start text:id="IMark5122737248" text:main-entry="true"/>Enhancer<text:alphabetical-index-mark-end text:id="IMark5122737248"/><text:alphabetical-index-mark-end text:id="IMark5122737152"/>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5122737152" text:main-entry="true"/>enhancer<text:alphabetical-index-mark-end text:id="IMark5122737152"/> is provided as part of the specification jar. A command line tool to invoke a byte code <text:alphabetical-index-mark-start text:id="IMark5122737248" text:main-entry="true"/>enhancer<text:alphabetical-index-mark-end text:id="IMark5122737248"/>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5122737248" text:main-entry="true"/>Enhancer<text:alphabetical-index-mark-end text:id="IMark5122737248"/> provides an implementation for the <text:alphabetical-index-mark-start text:id="IMark5122737152" text:main-entry="true"/><text:span text:style-name="T1">PersistenceCapable</text:span><text:alphabetical-index-mark-end text:id="IMark5122737152"/> interface. </text:p>
      <text:p text:style-name="P9"><text:soft-page-break/><draw:frame draw:style-name="fr1" draw:name="2" text:anchor-type="as-char" svg:width="7.091cm" svg:height="0.342cm" draw:z-index="18"><draw:image xlink:href="Pictures/2000000700000FB5000000C94FDA4EAC.wmf" xlink:type="simple" xlink:show="embed" xlink:actuate="onLoad"/></draw:frame></text:p>
      <text:h text:style-name="P21" text:outline-level="2">Goals</text:h>
      <text:p text:style-name="P2">The following are the goals for the <text:alphabetical-index-mark-start text:id="IMark5122737152" text:main-entry="true"/>JDO Reference <text:alphabetical-index-mark-start text:id="IMark5122737920" text:main-entry="true"/>Enhancer<text:alphabetical-index-mark-end text:id="IMark5122737920"/><text:alphabetical-index-mark-end text:id="IMark5122737152"/>:</text:p>
      <text:p text:style-name="P14">•<text:tab/><text:alphabetical-index-mark-start text:id="IMark5122737152" text:main-entry="true"/>Binary compatibility<text:alphabetical-index-mark-end text:id="IMark5122737152"/> and portability of application classes among JDO vendor implementations</text:p>
      <text:p text:style-name="P14">•<text:tab/><text:alphabetical-index-mark-start text:id="IMark5122737152" text:main-entry="true"/>Binary compatibility<text:alphabetical-index-mark-end text:id="IMark5122737152"/> between application classes enhanced by different JDO vendors at different times.</text:p>
      <text:p text:style-name="P14">•<text:tab/>Minimal intrusion into the operation of the class and class instances</text:p>
      <text:p text:style-name="P14">•<text:tab/>Provide metadata at runtime without requiring implementations to be granted reflect permission for non-<text:alphabetical-index-mark-start text:id="IMark5122737152" text:main-entry="true"/>private<text:alphabetical-index-mark-end text:id="IMark5122737152"/> fields</text:p>
      <text:p text:style-name="P14">•<text:tab/>Values of fields can be read and written directly without wrapping code with accessors or mutators (<text:span text:style-name="T1">field1 += 13</text:span> is allowed, instead of requiring the user to code <text:span text:style-name="T1">setField1(getField1() + 13))</text:span></text:p>
      <text:p text:style-name="P14">•<text:tab/>Navigation from one instance to another uses natural Java syntax without any requirement for explicit fetching of referenced instances</text:p>
      <text:p text:style-name="P14">•<text:tab/>Automatically track modification of persistent instances without any explicit action by the application or component developer</text:p>
      <text:p text:style-name="P14">•<text:tab/>Highest performance for transient instances of persistence-capable classes</text:p>
      <text:p text:style-name="P14">•<text:tab/>Support for all class and field modifiers</text:p>
      <text:p text:style-name="P14">•<text:tab/>Transparent operation of persistent and transient instances as seen by application components and persistence-capable classes</text:p>
      <text:p text:style-name="P14">•<text:tab/>Shared use of persistence-capable classes (utility components) among multiple JDO <text:span text:style-name="T1">PersistenceManager</text:span> instances in the same Java VM</text:p>
      <text:p text:style-name="P14">•<text:tab/>Preservation of the security of instances of <text:span text:style-name="T1">PersistenceCapable</text:span> classes from unauthorized access</text:p>
      <text:p text:style-name="P14">•<text:tab/>Support for debugging enhanced classes by line number</text:p>
      <text:p text:style-name="P14">•<text:tab/>Support for static enhancement of classes by a tool run after compilation but before execution</text:p>
      <text:p text:style-name="P14">•<text:tab/>Support for dynamic enhancement of static (compiled with javac) and dynamic (created at runtime) classes by user- or implementation-written class loader</text:p>
      <text:p text:style-name="P14">•<text:tab/>Support for build tools such as maven plugins, eclipse plugins, and ant plugins</text:p>
      <text:p text:style-name="P9"><draw:frame draw:style-name="fr1" draw:name="3" text:anchor-type="as-char" svg:width="7.091cm" svg:height="0.342cm" draw:z-index="19"><draw:image xlink:href="Pictures/2000000700000FB5000000C94FDA4EAC.wmf" xlink:type="simple" xlink:show="embed" xlink:actuate="onLoad"/></draw:frame></text:p>
      <text:h text:style-name="P21" text:outline-level="2"><text:alphabetical-index-mark-start text:id="IMark5122737152" text:main-entry="true"/>Standard Enhancement<text:alphabetical-index-mark-end text:id="IMark5122737152"/></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itself. Enhancing the persistent classes is the function of a JDO implementation, and in particular, <text:soft-page-break/>the Reference Implementation. The <text:alphabetical-index-mark-start text:id="IMark5122737152" text:main-entry="true"/>Enhancer<text:alphabetical-index-mark-end text:id="IMark5122737152"/> main program calls a standard <text:alphabetical-index-mark-start text:id="IMark5122737248" text:main-entry="true"/>enhancer<text:alphabetical-index-mark-end text:id="IMark5122737248"/> by using the services locator architecture. Thus, the <text:alphabetical-index-mark-start text:id="IMark5122737920" text:main-entry="true"/>Enhancer<text:alphabetical-index-mark-end text:id="IMark5122737920"/> main program can call any <text:alphabetical-index-mark-start text:id="IMark5122738016" text:main-entry="true"/>enhancer<text:alphabetical-index-mark-end text:id="IMark5122738016"/>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5122738016" text:main-entry="true"/>enhancer<text:alphabetical-index-mark-end text:id="IMark5122738016"/> operates on the byte code representation of persistent classes, and creates new byte code representations of the classes. The input byte code representations can come from four sources:</text:p>
      <text:p text:style-name="P14">•<text:tab/>a byte array such as might be created by a dynamic class generator;</text:p>
      <text:p text:style-name="P14">•<text:tab/>a file that contains the byte codes as generated by the javac compiler;</text:p>
      <text:p text:style-name="P14">•<text:tab/>a jar file containing multiple classes and metadata files;</text:p>
      <text:p text:style-name="P14">•<text:tab/>a resource loaded from a class loader that contains the byte codes as generated by the javac compiler</text:p>
      <text:p text:style-name="P2">The output byte code representations can be written to one of three destinations:</text:p>
      <text:p text:style-name="P14">•<text:tab/>the same file as was provided as input;</text:p>
      <text:p text:style-name="P14">•<text:tab/>the same jar file as was provided as input, in which case all contents of the jar file that are not enhanced are preserved intact;</text:p>
      <text:p text:style-name="P14">•<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3" text:outline-level="3"><text:alphabetical-index-mark-start text:id="IMark5122738016" text:main-entry="true"/>Enhancer<text:alphabetical-index-mark-end text:id="IMark5122738016"/> Main </text:h>
      <text:p text:style-name="P2">The <text:alphabetical-index-mark-start text:id="IMark5122738016" text:main-entry="true"/><text:span text:style-name="T1">Enhancer</text:span><text:alphabetical-index-mark-end text:id="IMark5122738016"/>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5122737920" text:main-entry="true"/>Enhancer<text:alphabetical-index-mark-end text:id="IMark5122737920"/>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5122737920" text:main-entry="true"/>enhancer<text:alphabetical-index-mark-end text:id="IMark5122737920"/> is invoked with the following command line:</text:p>
      <text:p text:style-name="P3">java -cp &lt;classpath&gt; javax.jdo.<text:alphabetical-index-mark-start text:id="IMark5122737920" text:main-entry="true"/>Enhancer<text:alphabetical-index-mark-end text:id="IMark5122737920"/> &lt;options&gt; &lt;directory, class, jdo, or jar file names&gt;</text:p>
      <text:p text:style-name="P14">•<text:tab/>&lt;classpath&gt; must contain the jdo specification jar, the implementation jar and any implementation dependencies, the statically-compiled classes, and the jdo metadata files loadable as resources</text:p>
      <text:p text:style-name="P14">•<text:tab/>&lt;options&gt; include:</text:p>
      <text:p text:style-name="P18">• <text:s/>-pu &lt;persistence-unit-name&gt; : the name of a <text:alphabetical-index-mark-start text:id="IMark5122737920" text:main-entry="true"/>persistence unit<text:alphabetical-index-mark-end text:id="IMark5122737920"/></text:p>
      <text:p text:style-name="P18">• <text:s/>-d &lt;target directory&gt; : write the enhanced classes to the specified directory </text:p>
      <text:p text:style-name="P18">• <text:s/>-checkonly : just check the classes for enhancement status </text:p>
      <text:p text:style-name="P18"><text:soft-page-break/>• <text:s/>-v : verbose output </text:p>
      <text:p text:style-name="P18">• <text:s/>-r : recurse through directories to find all classes and metadata files to enhance</text:p>
      <text:p text:style-name="P18">• <text:s/>-cp &lt;<text:alphabetical-index-mark-start text:id="IMark5122737920" text:main-entry="true"/>enhancer<text:alphabetical-index-mark-end text:id="IMark5122737920"/>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text:alphabetical-index-mark-start text:id="IMark5122737920" text:main-entry="true"/>enhancer<text:alphabetical-index-mark-end text:id="IMark5122737920"/> main program processes the command line and passes the parameters to the <text:alphabetical-index-mark-start text:id="IMark5122738016" text:main-entry="true"/>enhancer<text:alphabetical-index-mark-end text:id="IMark5122738016"/>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5122738016" text:main-entry="true"/>enhancer<text:alphabetical-index-mark-end text:id="IMark5122738016"/> program exits with error code 3 (<text:alphabetical-index-mark-start text:id="IMark5122737920" text:main-entry="true"/><text:span text:style-name="T1">ENHANCER</text:span><text:alphabetical-index-mark-end text:id="IMark5122737920"/><text:span text:style-name="T1">_USAGE_ERROR</text:span>).</text:p>
      <text:p text:style-name="P2">Parameters are processed as follows:</text:p>
      <text:p text:style-name="P14">•<text:tab/>-cp &lt;<text:alphabetical-index-mark-start text:id="IMark5122737920" text:main-entry="true"/>enhancer<text:alphabetical-index-mark-end text:id="IMark5122737920"/> class loader path&gt;: If this option is present, a new class loader is constructed, parented with the context class loader, to which the URLs in the &lt;<text:alphabetical-index-mark-start text:id="IMark5122738016" text:main-entry="true"/>enhancer<text:alphabetical-index-mark-end text:id="IMark5122738016"/> class loader path&gt; are added. The format of &lt;<text:alphabetical-index-mark-start text:id="IMark5122737248" text:main-entry="true"/>enhancer<text:alphabetical-index-mark-end text:id="IMark5122737248"/> class loader path&gt; is the same as the -cp option of the java command. The class loader is passed to the <text:alphabetical-index-mark-start text:id="IMark5122737152" text:main-entry="true"/>enhancer<text:alphabetical-index-mark-end text:id="IMark5122737152"/> via the <text:span text:style-name="T1">setClassLoader</text:span> method.</text:p>
      <text:p text:style-name="P14">•<text:tab/>-pu &lt;persistence-unit-name&gt;: If this option is present, each persistence-unit-name is passed to the <text:alphabetical-index-mark-start text:id="IMark5122737152" text:main-entry="true"/>enhancer<text:alphabetical-index-mark-end text:id="IMark5122737152"/> via the <text:span text:style-name="T1">addPersistenceUnit</text:span> method.</text:p>
      <text:p text:style-name="P14">•<text:tab/>-d &lt;target directory&gt;: If this option is present, the target directory is passed to the <text:alphabetical-index-mark-start text:id="IMark5122737152" text:main-entry="true"/>enhancer<text:alphabetical-index-mark-end text:id="IMark5122737152"/> via the <text:span text:style-name="T1">setOutputDirectory</text:span> method.</text:p>
      <text:p text:style-name="P14">•<text:tab/>-v: If this option is present, the verbose flag is set via the <text:span text:style-name="T1">setVerbose</text:span> method.</text:p>
      <text:p text:style-name="P14">•<text:tab/>-r: If this option is present, directories are recursively searched for files.</text:p>
      <text:p text:style-name="P14">•<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5122737152" text:main-entry="true"/>enhancer<text:alphabetical-index-mark-end text:id="IMark5122737152"/>. The <text:alphabetical-index-mark-start text:id="IMark5122737248" text:main-entry="true"/>enhancer<text:alphabetical-index-mark-end text:id="IMark5122737248"/> handles the files as follows:</text:p>
      <text:p text:style-name="P14">•<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5122737248" text:main-entry="true"/>enhancer<text:alphabetical-index-mark-end text:id="IMark5122737248"/> via the <text:span text:style-name="T1">addClasses</text:span> method.</text:p>
      <text:p text:style-name="P14">•<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5122737248" text:main-entry="true"/>enhancer<text:alphabetical-index-mark-end text:id="IMark5122737248"/> via the <text:span text:style-name="T1">addFiles</text:span> method.</text:p>
      <text:p text:style-name="P14">•<text:tab/>For a <text:span text:style-name="T1">.jar</text:span> file, the file may contain <text:span text:style-name="T1">.class</text:span> files and <text:span text:style-name="T1">.jdo</text:span> metadata files. Each jar file name is passed to the <text:alphabetical-index-mark-start text:id="IMark5122737248" text:main-entry="true"/>enhancer<text:alphabetical-index-mark-end text:id="IMark5122737248"/> via the <text:span text:style-name="T1">addJar</text:span> method.</text:p>
      <text:p text:style-name="P14"><text:soft-page-break/>•<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4">•<text:tab/>Files that are not recognized as above are silently ignored.</text:p>
      <text:p text:style-name="P9"><draw:frame draw:style-name="fr1" draw:name="4" text:anchor-type="as-char" svg:width="7.091cm" svg:height="0.342cm" draw:z-index="1"><draw:image xlink:href="Pictures/2000000700000FB5000000C94FDA4EAC.wmf" xlink:type="simple" xlink:show="embed" xlink:actuate="onLoad"/></draw:frame></text:p>
      <text:h text:style-name="P21"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4">•<text:tab/>classes are to use primary key or non-managed object identity;</text:p>
      <text:p text:style-name="P14">•<text:tab/>fields declared as transient in the class definition are to be persistent in the datastore;</text:p>
      <text:p text:style-name="P14">•<text:tab/>fields not declared as transient in the class definition are to be non-persistent in the datastore;</text:p>
      <text:p text:style-name="P14">•<text:tab/>fields are to be transactional non-persistent;</text:p>
      <text:p text:style-name="P14">•<text:tab/>fields with domains of references to persistence-capable classes are to be part of the default fetch group;</text:p>
      <text:p text:style-name="P14">•<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4">•<text:tab/>fields with domains of <text:span text:style-name="T1">String</text:span> are not to be part of the default fetch group;</text:p>
      <text:p text:style-name="P14">•<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ext:soft-page-break/>To preserve the security of instances of <text:alphabetical-index-mark-start text:id="IMark5122737248" text:main-entry="true"/><text:span text:style-name="T1">PersistenceCapable</text:span><text:alphabetical-index-mark-end text:id="IMark5122737248"/>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5122737248" text:main-entry="true"/>Enhancer<text:alphabetical-index-mark-end text:id="IMark5122737248"/>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5122737248" text:main-entry="true"/>Enhancer<text:alphabetical-index-mark-end text:id="IMark5122737248"/> makes the following changes to the least-derived (topmost) persistence-capable classes:</text:p>
      <text:p text:style-name="P14">•<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4">•<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4">•<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4">•<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4">•<text:tab/>adds methods to implement status query methods by delegating to the <text:span text:style-name="T1">StateManager</text:span>;</text:p>
      <text:p text:style-name="P14">•<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4">•<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4">•<text:tab/>adds a method <text:span text:style-name="T1">void jdoCopyField(Object other, int fieldNumber)</text:span> to allow the <text:span text:style-name="T1">StateManager</text:span> to manage multiple images of the persistence capable instance;</text:p>
      <text:p text:style-name="P14">•<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5122738016" text:main-entry="true"/>serialization<text:alphabetical-index-mark-end text:id="IMark5122738016"/>;</text:p>
      <text:p text:style-name="P2">The Reference <text:alphabetical-index-mark-start text:id="IMark5122738016" text:main-entry="true"/>Enhancer<text:alphabetical-index-mark-end text:id="IMark5122738016"/> makes the following changes to least-derived (topmost) persistence-capable classes and classes that declare an <text:span text:style-name="T1">objectid-class</text:span> in their XML:</text:p>
      <text:p text:style-name="P15"><text:soft-page-break/>•<text:span text:style-name="T5"><text:tab/></text:span><text:span text:style-name="Assertion">A20.3-22 [</text:span>adds methods <text:span text:style-name="T1">jdoCopyKeyFieldsToObjectId(</text:span><text:span text:style-name="T1">PersistenceCapable</text:span><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5">•<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4">•<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5122738016" text:main-entry="true"/>Enhancer<text:alphabetical-index-mark-end text:id="IMark5122738016"/> makes the following changes to the least-derived class marked as Detachable:</text:p>
      <text:p text:style-name="P14">•<text:tab/>adds “<text:span text:style-name="T1">implements javax.jdo.spi.Detachable</text:span>” to the class definition;</text:p>
      <text:p text:style-name="P14">•<text:tab/>adds a serializable field “<text:span text:style-name="T1">Object[] jdoDetachedState</text:span>” to the class definition;</text:p>
      <text:p text:style-name="P14">•<text:tab/>adds a method “<text:span text:style-name="T1">void jdoReplaceDetachedState()</text:span>” to the class definition.</text:p>
      <text:p text:style-name="P2">The Reference <text:alphabetical-index-mark-start text:id="IMark5122738016" text:main-entry="true"/>Enhancer<text:alphabetical-index-mark-end text:id="IMark5122738016"/> makes the following changes to all classes:</text:p>
      <text:p text:style-name="P14">•<text:span text:style-name="T5"><text:tab/></text:span><text:span text:style-name="Assertion">A20.3-0 [</text:span>adds “<text:span text:style-name="T1">implements javax.jdo.spi.</text:span><text:span text:style-name="T1">PersistenceCapable</text:span>” to the class definition;<text:span text:style-name="Assertion">]</text:span></text:p>
      <text:p text:style-name="P14"><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4">•<text:tab/>adds two methods, <text:span text:style-name="T1">makeDirty(String fieldName)</text:span> and <text:span text:style-name="T1">makeDirty(int fieldNumber)</text:span>, to manage making fields dirty.</text:p>
      <text:p text:style-name="P14">•<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4">•<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4">•<text:tab/>leaves the modifiers of all persistent fields the same as the unenhanced class to allow the enhanced classes to be used for compilation of other classes;</text:p>
      <text:p text:style-name="P14">•<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4">•<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4">•<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4">•<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4"><text:soft-page-break/>•<text:span text:style-name="T5"><text:tab/></text:span><text:span text:style-name="Assertion">A20.3-17 [</text:span>adds field <text:span text:style-name="T1">Class jdoPersistenceCapableSuperclass</text:span>, which contains the <text:span text:style-name="T1">Class</text:span> of the <text:span text:style-name="T1">PersistenceCapable</text:span> superclass.<text:span text:style-name="Assertion">]</text:span></text:p>
      <text:p text:style-name="P14">•<text:span text:style-name="T5"><text:tab/></text:span><text:span text:style-name="Assertion">A20.3-18 [</text:span>adds a <text:alphabetical-index-mark-start text:id="IMark5122738016" text:main-entry="true"/>static initializer<text:alphabetical-index-mark-end text:id="IMark5122738016"/> to register the class with the <text:span text:style-name="T1">JDOImplHelper</text:span>.<text:span text:style-name="Assertion">]</text:span></text:p>
      <text:p text:style-name="P14">•<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4">•<text:span text:style-name="T5"><text:tab/></text:span><text:span text:style-name="Assertion">A20.3-24 [</text:span>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span text:style-name="Assertion">]</text:span></text:p>
      <text:p text:style-name="P9"><draw:frame draw:style-name="fr1" draw:name="5"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Inheritance<text:alphabetical-index-mark-end text:id="IMark5122738016"/></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5122738016" text:main-entry="true"/>enhancer<text:alphabetical-index-mark-end text:id="IMark5122738016"/>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5122738016" text:main-entry="true"/>inheritance<text:alphabetical-index-mark-end text:id="IMark5122738016"/> hierarchy must use the same kind of JDO identity.<text:span text:style-name="Assertion">]</text:span></text:p>
      <text:p text:style-name="P9"><draw:frame draw:style-name="fr1" draw:name="6"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Field Numbering<text:alphabetical-index-mark-end text:id="IMark5122738016"/></text:h>
      <text:p text:style-name="P2">Enhancement assigns field numbers to all managed (transactional or persistent) fields. <text:alphabetical-index-mark-start text:id="IMark5122738016" text:main-entry="true"/>Generated methods<text:alphabetical-index-mark-end text:id="IMark5122738016"/>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5122738016" text:main-entry="true"/>enhancer<text:alphabetical-index-mark-end text:id="IMark5122738016"/>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9"><text:soft-page-break/><draw:frame draw:style-name="fr1" draw:name="7"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Serialization<text:alphabetical-index-mark-end text:id="IMark5122738016"/></text:h>
      <text:p text:style-name="P2"><text:alphabetical-index-mark-start text:id="IMark5122738016" text:main-entry="true"/>Serialization<text:alphabetical-index-mark-end text:id="IMark5122738016"/> of a transient instance results in writing an object graph of objects connected via non-transient fields. The explicit intent of JDO enhancement of serializable classes is to permit <text:alphabetical-index-mark-start text:id="IMark5122737152" text:main-entry="true"/>serialization<text:alphabetical-index-mark-end text:id="IMark5122737152"/> of transient instances or persistent instances to a format that can be deserialized by either an enhanced or non-enhanced class.</text:p>
      <text:p text:style-name="P2">Classes marked as Detachable are not <text:alphabetical-index-mark-start text:id="IMark5122737152" text:main-entry="true"/>serialization<text:alphabetical-index-mark-end text:id="IMark5122737152"/>-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5122737152" text:main-entry="true"/>enhancer<text:alphabetical-index-mark-end text:id="IMark5122737152"/>-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5122737152" text:main-entry="true"/>inheritance<text:alphabetical-index-mark-end text:id="IMark5122737152"/> hierarchy needs to be modified or generated to call it. </text:p>
      <text:p text:style-name="P2"><text:span text:style-name="Assertion">A20.6-2 [</text:span>If a standard <text:alphabetical-index-mark-start text:id="IMark5122737152" text:main-entry="true"/>serialization<text:alphabetical-index-mark-end text:id="IMark5122737152"/> is done to an enhanced class instance, the fields added by the <text:alphabetical-index-mark-start text:id="IMark5122738016" text:main-entry="true"/>enhancer<text:alphabetical-index-mark-end text:id="IMark5122738016"/>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5122738016" text:main-entry="true"/>enhancer<text:alphabetical-index-mark-end text:id="IMark5122738016"/> will calculate it (excluding any <text:alphabetical-index-mark-start text:id="IMark5122737152" text:main-entry="true"/>enhancer<text:alphabetical-index-mark-end text:id="IMark5122737152"/>-<text:alphabetical-index-mark-start text:id="IMark5122737248" text:main-entry="true"/>generated fields<text:alphabetical-index-mark-end text:id="IMark5122737248"/> or methods) and add it to the enhanced class.<text:span text:style-name="Assertion">]</text:span></text:p>
      <text:p text:style-name="P2">If a <text:span text:style-name="T1">PersistenceCapable</text:span> class is assignable to <text:span text:style-name="T1">java.io.Serializable</text:span> but its persistence-capable superclass is not, then the <text:alphabetical-index-mark-start text:id="IMark5122737248" text:main-entry="true"/>enhancer<text:alphabetical-index-mark-end text:id="IMark5122737248"/> will modify the class in the following way: </text:p>
      <text:p text:style-name="P14">•<text:span text:style-name="T5"><text:tab/></text:span><text:span text:style-name="Assertion">A20.6-4 [</text:span>if the class does not contain implementations of <text:span text:style-name="T1">writeObject</text:span>, or <text:span text:style-name="T1">writeReplace</text:span>, then the <text:alphabetical-index-mark-start text:id="IMark5122737248" text:main-entry="true"/>enhancer<text:alphabetical-index-mark-end text:id="IMark5122737248"/> will generate <text:span text:style-name="T1">writeObject</text:span>. Fields that are required to be present during <text:alphabetical-index-mark-start text:id="IMark5122737152" text:main-entry="true"/>serialization<text:alphabetical-index-mark-end text:id="IMark5122737152"/> operations will be explicitly instantiated by the generated method <text:span text:style-name="T1">jdoPreSerialize</text:span>, which will be called by the <text:alphabetical-index-mark-start text:id="IMark5122738016" text:main-entry="true"/>enhancer<text:alphabetical-index-mark-end text:id="IMark5122738016"/>-generated <text:span text:style-name="T1">writeObject</text:span>.<text:span text:style-name="Assertion">]</text:span></text:p>
      <text:p text:style-name="P14">•<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span text:style-name="T1">PersistenceCapable</text:span> class is assignable to <text:span text:style-name="T1">java.io.Serializable</text:span>, then the non-transient fields might be instantiated prior to <text:alphabetical-index-mark-start text:id="IMark5122738016" text:main-entry="true"/>serialization<text:alphabetical-index-mark-end text:id="IMark5122738016"/>.<text:span text:style-name="Assertion">]</text:span> However, the closure of instances reachable from this instance might include a large part of instances in the datastore. </text:p>
      <text:p text:style-name="P2"><text:soft-page-break/>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text:span text:style-name="T7">makePersistent</text:span> methods.</text:p>
      <text:p text:style-name="P9"><draw:frame draw:style-name="fr1" draw:name="8"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Cloning<text:alphabetical-index-mark-end text:id="IMark5122738016"/></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5122738016" text:main-entry="true"/>enhancer<text:alphabetical-index-mark-end text:id="IMark5122738016"/> modifies the <text:alphabetical-index-mark-start text:id="IMark5122737248" text:main-entry="true"/>cloning<text:alphabetical-index-mark-end text:id="IMark5122737248"/>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4">•<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4">•<text:tab/>Where there is no clone method declared in the persistence-capable root class, the clone will not be disconnected, and the runtime will disconnect the clone the first time the <text:span text:style-name="T1">StateManager</text:span> is called by the clone. </text:p>
      <text:p text:style-name="P9"><draw:frame draw:style-name="fr1" draw:name="9"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248" text:main-entry="true"/>Introspection<text:alphabetical-index-mark-end text:id="IMark5122737248"/> (Java core reflection)</text:h>
      <text:p text:style-name="P2">No changes are made to the behavior of <text:alphabetical-index-mark-start text:id="IMark5122737248" text:main-entry="true"/>introspection<text:alphabetical-index-mark-end text:id="IMark5122737248"/>. The current state of all fields is exposed to the reflection APIs. </text:p>
      <text:p text:style-name="P2">This is not at all what some users might expect. It is a future objective to more gracefully support <text:alphabetical-index-mark-start text:id="IMark5122737248" text:main-entry="true"/>introspection<text:alphabetical-index-mark-end text:id="IMark5122737248"/> of fields in persistent instances of persistence capable classes.</text:p>
      <text:p text:style-name="P9"><text:soft-page-break/><draw:frame draw:style-name="fr1" draw:name="10"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248"/>Field Modifiers<text:alphabetical-index-mark-end text:id="IMark5122737248"/></text:h>
      <text:p text:style-name="P2">Fields in persistence-capable classes are treated by the <text:alphabetical-index-mark-start text:id="IMark5122737248" text:main-entry="true"/>enhancer<text:alphabetical-index-mark-end text:id="IMark5122737248"/>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3" text:outline-level="3"><text:alphabetical-index-mark-start text:id="IMark5122737248"/>Non-persistent<text:alphabetical-index-mark-end text:id="IMark5122737248"/></text:h>
      <text:p text:style-name="P2">Non-persistent fields are ignored by the <text:alphabetical-index-mark-start text:id="IMark5122737248" text:main-entry="true"/>enhancer<text:alphabetical-index-mark-end text:id="IMark5122737248"/>. They are assumed to lie outside the domain of persistence. They might be changed at will by any method based only on the private/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3" text:outline-level="3"><text:alphabetical-index-mark-start text:id="IMark5122737248"/>Transactional non-persistent<text:alphabetical-index-mark-end text:id="IMark5122737248"/></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3" text:outline-level="3"><text:alphabetical-index-mark-start text:id="IMark5122737248"/>Persistent<text:alphabetical-index-mark-end text:id="IMark5122737248"/></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5122737248" text:main-entry="true"/>enhancer<text:alphabetical-index-mark-end text:id="IMark5122737248"/>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5122737248" text:main-entry="true"/><text:span text:style-name="T1">PersistenceCapable</text:span><text:alphabetical-index-mark-end text:id="IMark5122737248"/>.</text:p>
      <text:p text:style-name="P14">•<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4">•<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text:soft-page-break/>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3" text:outline-level="3"><text:alphabetical-index-mark-start text:id="IMark5122737248" text:main-entry="true"/>PrimaryKey<text:alphabetical-index-mark-end text:id="IMark5122737248"/></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3" text:outline-level="3"><text:alphabetical-index-mark-start text:id="IMark5122737248" text:main-entry="true"/>Embedded<text:alphabetical-index-mark-end text:id="IMark5122737248"/></text:h>
      <text:p text:style-name="P2">Fields identified as <text:alphabetical-index-mark-start text:id="IMark5122737248" text:main-entry="true"/>embedded<text:alphabetical-index-mark-end text:id="IMark5122737248"/> in the XML metadata are treated as containing <text:alphabetical-index-mark-start text:id="IMark5122738016" text:main-entry="true"/>embedded<text:alphabetical-index-mark-end text:id="IMark5122738016"/> instances. The default for Array, <text:span text:style-name="T1">Collection</text:span>, and <text:span text:style-name="T1">Map</text:span> types is <text:alphabetical-index-mark-start text:id="IMark5122737152" text:main-entry="true"/>embedded<text:alphabetical-index-mark-end text:id="IMark5122737152"/>. This is to allow JDO implementations to map persistence-capable field types to <text:alphabetical-index-mark-start text:id="IMark5122737920" text:main-entry="true"/>embedded<text:alphabetical-index-mark-end text:id="IMark5122737920"/> objects (aggregation by containment pattern).</text:p>
      <text:h text:style-name="P23" text:outline-level="3"><text:alphabetical-index-mark-start text:id="IMark5122737920" text:main-entry="true"/>Null-value<text:alphabetical-index-mark-end text:id="IMark5122737920"/></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5122737920" text:main-entry="true"/><text:span text:style-name="T1">null</text:span>-value<text:alphabetical-index-mark-end text:id="IMark5122737920"/>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For example, if a field of type <text:span text:style-name="T1">Integer</text:span> is mapped to a datastore int value, committing an instance with a field value of null where the <text:alphabetical-index-mark-start text:id="IMark5122737920" text:main-entry="true"/><text:span text:style-name="T1">null</text:span>-value<text:alphabetical-index-mark-end text:id="IMark5122737920"/>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5122737152" text:main-entry="true"/><text:span text:style-name="T7">null</text:span>-value<text:alphabetical-index-mark-end text:id="IMark5122737152"/> setting is “default”.</text:p>
      <text:p text:style-name="P9"><text:soft-page-break/><draw:frame draw:style-name="fr1" draw:name="11" text:anchor-type="as-char" svg:width="7.091cm" svg:height="0.342cm" draw:z-index="0"><draw:image xlink:href="Pictures/2000000700000FB5000000C94FDA4EAC.wmf" xlink:type="simple" xlink:show="embed" xlink:actuate="onLoad"/></draw:frame></text:p>
      <text:h text:style-name="P25" text:outline-level="3"><text:alphabetical-index-mark-start text:id="IMark5122737152" text:main-entry="true"/>Static<text:alphabetical-index-mark-end text:id="IMark5122737152"/></text:h>
      <text:p text:style-name="P2"><text:span text:style-name="Assertion">A20.10.1-1 [</text:span><text:alphabetical-index-mark-start text:id="IMark5122737152" text:main-entry="true"/>Static<text:alphabetical-index-mark-end text:id="IMark5122737152"/> fields are ignored by the <text:alphabetical-index-mark-start text:id="IMark5122738016" text:main-entry="true"/>enhancer<text:alphabetical-index-mark-end text:id="IMark5122738016"/>. They are not initialized by JDO; accesses to values are not mediated. <text:span text:style-name="Assertion">This assertion is duplicated in chapter 18.]</text:span></text:p>
      <text:h text:style-name="P23" text:outline-level="3"><text:alphabetical-index-mark-start text:id="IMark5122738016" text:main-entry="true"/>Final<text:alphabetical-index-mark-end text:id="IMark5122738016"/></text:h>
      <text:p text:style-name="P2"><text:span text:style-name="Assertion">A20.10.2-1 [</text:span><text:alphabetical-index-mark-start text:id="IMark5122738016" text:main-entry="true"/>Final<text:alphabetical-index-mark-end text:id="IMark5122738016"/> fields are treated as non-persistent and non-transactional by the <text:alphabetical-index-mark-start text:id="IMark5122737152" text:main-entry="true"/>enhancer<text:alphabetical-index-mark-end text:id="IMark5122737152"/>.<text:span text:style-name="Assertion">]</text:span> <text:alphabetical-index-mark-start text:id="IMark5122737920" text:main-entry="true"/>Final<text:alphabetical-index-mark-end text:id="IMark5122737920"/>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5122737920" text:main-entry="true"/>final<text:alphabetical-index-mark-end text:id="IMark5122737920"/> fields are not supported as persistent or transactional instance fields, <text:alphabetical-index-mark-start text:id="IMark5122737152" text:main-entry="true"/>final<text:alphabetical-index-mark-end text:id="IMark5122737152"/> <text:alphabetical-index-mark-start text:id="IMark5122738016" text:main-entry="true"/>static<text:alphabetical-index-mark-end text:id="IMark5122738016"/> fields are supported by ignoring them.</text:p>
      <text:h text:style-name="P23" text:outline-level="3"><text:alphabetical-index-mark-start text:id="IMark5122738016" text:main-entry="true"/>Private<text:alphabetical-index-mark-end text:id="IMark5122738016"/></text:h>
      <text:p text:style-name="P2"><text:alphabetical-index-mark-start text:id="IMark5122738016" text:main-entry="true"/>Private<text:alphabetical-index-mark-end text:id="IMark5122738016"/> fields are accessed only by methods in the class itself. <text:span text:style-name="Assertion">A20.10.3-1 [</text:span>JDO handles <text:alphabetical-index-mark-start text:id="IMark5122737152" text:main-entry="true"/>private<text:alphabetical-index-mark-end text:id="IMark5122737152"/> fields according to the semantic that <text:span text:style-name="Assertion">A.</text:span> values are stored in <text:alphabetical-index-mark-start text:id="IMark5122737920" text:main-entry="true"/>private<text:alphabetical-index-mark-end text:id="IMark5122737920"/>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5122737248" text:main-entry="true"/>private<text:alphabetical-index-mark-end text:id="IMark5122737248"/> fields.<text:span text:style-name="Assertion">]</text:span></text:p>
      <text:h text:style-name="P23" text:outline-level="3">Public, Protected</text:h>
      <text:p text:style-name="P2"><text:alphabetical-index-mark-start text:id="IMark5122737248" text:main-entry="true"/>Public<text:alphabetical-index-mark-end text:id="IMark5122737248"/> fields are not recommended to be persistent in persistence capable classes. Classes that make reference to persistent public fields (persistence aware) must be enhanced themselves prior to execution. <text:alphabetical-index-mark-start text:id="IMark5122737920" text:main-entry="true"/>Protected<text:alphabetical-index-mark-end text:id="IMark5122737920"/>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9"><draw:frame draw:style-name="fr1" draw:name="12"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920" text:main-entry="true"/>Fetch Groups<text:alphabetical-index-mark-end text:id="IMark5122737920"/></text:h>
      <text:p text:style-name="P2"><text:alphabetical-index-mark-start text:id="IMark5122737920" text:main-entry="true"/>Fetch groups<text:alphabetical-index-mark-end text:id="IMark5122737920"/>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text:soft-page-break/>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9"><draw:frame draw:style-name="fr1" draw:name="13" text:anchor-type="as-char" svg:width="7.091cm" svg:height="0.342cm" draw:z-index="0"><draw:image xlink:href="Pictures/2000000700000FB5000000C94FDA4EAC.wmf" xlink:type="simple" xlink:show="embed" xlink:actuate="onLoad"/></draw:frame></text:p>
      <text:h text:style-name="P21"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5122737920" text:main-entry="true"/><text:span text:style-name="T1">PersistenceCapable</text:span><text:alphabetical-index-mark-end text:id="IMark5122737920"/>: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4">•<text:tab/>0 - <text:span text:style-name="T1">READ_WRITE_OK</text:span>: the values in the default fetch group can be read or written without intermediation of the associated <text:span text:style-name="T1">StateManager</text:span> instance.</text:p>
      <text:p text:style-name="P14">•<text:tab/>-1 - <text:span text:style-name="T1">READ_OK</text:span>: the values in the default fetch group can be read but not written without intermediation of the associated <text:span text:style-name="T1">StateManager</text:span> instance.</text:p>
      <text:p text:style-name="P14">•<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9"><draw:frame draw:style-name="fr1" draw:name="14" text:anchor-type="as-char" svg:width="7.091cm" svg:height="0.342cm" draw:z-index="0"><draw:image xlink:href="Pictures/2000000700000FB5000000C94FDA4EAC.wmf" xlink:type="simple" xlink:show="embed" xlink:actuate="onLoad"/></draw:frame></text:p>
      <text:h text:style-name="P21" text:outline-level="2">Exceptions</text:h>
      <text:p text:style-name="P2"><text:alphabetical-index-mark-start text:id="IMark5122737920" text:main-entry="true"/>Generated methods<text:alphabetical-index-mark-end text:id="IMark5122737920"/>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9"><draw:frame draw:style-name="fr1" draw:name="15"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920" text:main-entry="true"/>Modified field access<text:alphabetical-index-mark-end text:id="IMark5122737920"/></text:h>
      <text:p text:style-name="P2"><text:span text:style-name="Assertion">A20.13-1 [</text:span>The <text:alphabetical-index-mark-start text:id="IMark5122737920" text:main-entry="true"/>enhancer<text:alphabetical-index-mark-end text:id="IMark5122737920"/>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text:soft-page-break/>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6"> </text:p>
      <text:p text:style-name="P17">Table 10: Field access mediation</text:p>
      <text:p text:style-name="P7">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field type</text:p>
            </table:table-cell>
            <table:table-cell table:style-name="Table1.B1" office:value-type="string">
              <text:p text:style-name="P12">read access</text:p>
            </table:table-cell>
            <table:table-cell table:style-name="Table1.B1" office:value-type="string">
              <text:p text:style-name="P12">write access</text:p>
            </table:table-cell>
            <table:table-cell table:style-name="Table1.B1" office:value-type="string">
              <text:p text:style-name="P12">flags</text:p>
            </table:table-cell>
          </table:table-row>
        </table:table-header-rows>
        <table:table-row table:style-name="Table1.1">
          <table:table-cell table:style-name="Table1.A2" office:value-type="string">
            <text:p text:style-name="P10">transient transactional</text:p>
          </table:table-cell>
          <table:table-cell table:style-name="Table1.B2" office:value-type="string">
            <text:p text:style-name="P10">not checked</text:p>
          </table:table-cell>
          <table:table-cell table:style-name="Table1.B2" office:value-type="string">
            <text:p text:style-name="P10">checked</text:p>
          </table:table-cell>
          <table:table-cell table:style-name="Table1.B2" office:value-type="string">
            <text:p text:style-name="P11">CHECK_WRITE</text:p>
          </table:table-cell>
        </table:table-row>
        <table:table-row table:style-name="Table1.1">
          <table:table-cell table:style-name="Table1.A2" office:value-type="string">
            <text:p text:style-name="P10">primary key</text:p>
          </table:table-cell>
          <table:table-cell table:style-name="Table1.B2" office:value-type="string">
            <text:p text:style-name="P10">not checked</text:p>
          </table:table-cell>
          <table:table-cell table:style-name="Table1.B2" office:value-type="string">
            <text:p text:style-name="P10">mediated</text:p>
          </table:table-cell>
          <table:table-cell table:style-name="Table1.B2" office:value-type="string">
            <text:p text:style-name="P11">MEDIATE_WRITE</text:p>
          </table:table-cell>
        </table:table-row>
        <table:table-row table:style-name="Table1.1">
          <table:table-cell table:style-name="Table1.A2" office:value-type="string">
            <text:p text:style-name="P10">default fetch group</text:p>
          </table:table-cell>
          <table:table-cell table:style-name="Table1.B2" office:value-type="string">
            <text:p text:style-name="P10">checked</text:p>
          </table:table-cell>
          <table:table-cell table:style-name="Table1.B2" office:value-type="string">
            <text:p text:style-name="P10">checked</text:p>
          </table:table-cell>
          <table:table-cell table:style-name="Table1.B2" office:value-type="string">
            <text:p text:style-name="P11">CHECK_READ + CHECK_WRITE</text:p>
          </table:table-cell>
        </table:table-row>
        <table:table-row table:style-name="Table1.1">
          <table:table-cell table:style-name="Table1.A2" office:value-type="string">
            <text:p text:style-name="P10">non-default fetch group</text:p>
          </table:table-cell>
          <table:table-cell table:style-name="Table1.B2" office:value-type="string">
            <text:p text:style-name="P10">mediated</text:p>
          </table:table-cell>
          <table:table-cell table:style-name="Table1.B2" office:value-type="string">
            <text:p text:style-name="P10">mediated</text:p>
          </table:table-cell>
          <table:table-cell table:style-name="Table1.B2" office:value-type="string">
            <text:p text:style-name="P11">MEDIATE_READ + MEDIATE_WRITE</text:p>
          </table:table-cell>
        </table:table-row>
      </table:table>
      <text:p text:style-name="P6">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6">1 - CHECK_READ</text:p>
      <text:p text:style-name="P16">2 - MEDIATE_READ</text:p>
      <text:p text:style-name="P16">4 - CHECK_WRITE</text:p>
      <text:p text:style-name="P16">8 - MEDIATE_WRITE</text:p>
      <text:p text:style-name="P16">16 - SERIALIZABLE</text:p>
      <text:p text:style-name="P9"><draw:frame draw:style-name="fr1" draw:name="16"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Generated fields<text:alphabetical-index-mark-end text:id="IMark5122738016"/> in least-derived <text:alphabetical-index-mark-start text:id="IMark5122737920" text:main-entry="true"/><text:span text:style-name="T2">PersistenceCapable</text:span><text:alphabetical-index-mark-end text:id="IMark5122737920"/> class</text:h>
      <text:p text:style-name="P2"><text:span text:style-name="Assertion">A20.14-1, A20.14-2 [</text:span>These fields are generated only in the least-derived (topmost) class in the <text:alphabetical-index-mark-start text:id="IMark5122737920" text:main-entry="true"/>inheritance<text:alphabetical-index-mark-end text:id="IMark5122737920"/> hierarchy of persistence-capable classes.</text:p>
      <text:p text:style-name="P16"><text:soft-page-break/>protected transient javax.jdo.spi.StateManager jdoStateManager;<text:span text:style-name="Assertion">]</text:span></text:p>
      <text:p text:style-name="P2">This field contains the managing StateManager instance, if this instance is being managed.</text:p>
      <text:p text:style-name="P16"><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6"><text:span text:style-name="Assertion"><text:span text:style-name="T4">A20.14-3[</text:span></text:span>protected Object[] jdoDetachedState;<text:span text:style-name="Assertion"><text:span text:style-name="T4">]</text:span></text:span></text:p>
      <text:p text:style-name="P9"><draw:frame draw:style-name="fr1" draw:name="17"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920" text:main-entry="true"/>Generated fields<text:alphabetical-index-mark-end text:id="IMark5122737920"/> in all <text:alphabetical-index-mark-start text:id="IMark5122737152" text:main-entry="true"/><text:span text:style-name="T2">PersistenceCapable</text:span><text:alphabetical-index-mark-end text:id="IMark5122737152"/> classes</text:h>
      <text:p text:style-name="P2">The following fields are generated in all persistence-capable classes.</text:p>
      <text:p text:style-name="P16"><text:span text:style-name="Assertion"><text:span text:style-name="T4">A20.14-3 [</text:span></text:span>private final static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6"><text:span text:style-name="Assertion"><text:span text:style-name="T4">A20.14-4 [</text:span></text:span>private final static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6"><text:span text:style-name="Assertion"><text:span text:style-name="T4">A20.14-5 [</text:span></text:span>private final static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6"><text:span text:style-name="Assertion"><text:span text:style-name="T4">A20.14-6 [</text:span></text:span>private final static byte[] jdoFieldFlags;</text:p>
      <text:p text:style-name="P2">This field is initialized at class load time to an array of flags indicating the characteristics of each persistent and transactional field.<text:span text:style-name="Assertion">]</text:span></text:p>
      <text:p text:style-name="P16"><text:span text:style-name="Assertion"><text:span text:style-name="T4">A20.14-7 [</text:span></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span text:style-name="Assertion">]</text:span></text:p>
      <text:p text:style-name="P16">private final static long serialVersionUID;</text:p>
      <text:p text:style-name="P2">This field is declared only if it does not already exist, and it is initialized to the value that would obtain prior to enhancement.</text:p>
      <text:h text:style-name="P27" text:outline-level="4"><text:bookmark text:name="X-10626263"/><text:tab/><text:tab/>Generated <text:alphabetical-index-mark-start text:id="IMark5122737152" text:main-entry="true"/>static initializer<text:alphabetical-index-mark-end text:id="IMark5122737152"/></text:h>
      <text:p text:style-name="P2"><text:span text:style-name="Assertion">A20.14-8 [</text:span>The generated <text:alphabetical-index-mark-start text:id="IMark5122737152" text:main-entry="true"/>static initializer<text:alphabetical-index-mark-end text:id="IMark5122737152"/><text:span text:style-name="Assertion">]</text:span> uses the values for <text:span text:style-name="T1">jdoFieldNames</text:span>, <text:span text:style-name="T7">jdoFieldTypes</text:span>, <text:span text:style-name="T1">jdoFieldFlags</text:span>, and <text:span text:style-name="T1">jdoPersistenceCapableSuperclass</text:span>, and <text:span text:style-name="Assertion">[</text:span>calls the static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span text:style-name="Assertion">]</text:span></text:p>
      <text:p text:style-name="P2">The generated static initialization code is placed after any user-defined static initialization code.</text:p>
      <text:p text:style-name="P9"><draw:frame draw:style-name="fr1" draw:name="18"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152" text:main-entry="true"/>Generated methods<text:alphabetical-index-mark-end text:id="IMark5122737152"/> in least-derived <text:alphabetical-index-mark-start text:id="IMark5122738016" text:main-entry="true"/><text:span text:style-name="T2">PersistenceCapable</text:span><text:alphabetical-index-mark-end text:id="IMark5122738016"/> class</text:h>
      <text:p text:style-name="P2">These methods are declared in interface <text:alphabetical-index-mark-start text:id="IMark5122738016" text:main-entry="true"/><text:span text:style-name="T1">PersistenceCapable</text:span><text:alphabetical-index-mark-end text:id="IMark5122738016"/>.</text:p>
      <text:p text:style-name="P16"><text:soft-page-break/>public final boolean jdoIsPersistent();</text:p>
      <text:p text:style-name="P16">public final boolean jdoIsTransactional();</text:p>
      <text:p text:style-name="P16">public final boolean jdoIsNew();</text:p>
      <text:p text:style-name="P16">public final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6">public final boolean jdoIsDetached();</text:p>
      <text:p text:style-name="P2">This method checks if the instance is detached. If so, it returns true.</text:p>
      <text:p text:style-name="P16">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6">public final void jdoMakeDirty (String fieldName);</text:p>
      <text:p text:style-name="P16">public final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6">public final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6">public final Object jdoGetObjectId();</text:p>
      <text:p text:style-name="P4">public final Object jdoGetVersion();</text:p>
      <text:p text:style-name="P16">public final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6"><text:span text:style-name="Assertion"><text:span text:style-name="T4">A20.15-10 [</text:span></text:span>public synchronized final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span text:style-name="T1">PersistenceCapable</text:span> instance. </text:p>
      <text:p text:style-name="P2"><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text:soft-page-break/>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6"><text:span text:style-name="Assertion"><text:span text:style-name="T4">A20.15-11 [</text:span></text:span>public final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6">public final void jdoReplaceFields (int[] fields);</text:p>
      <text:p text:style-name="P2">For each field number in the fields parameter, <text:span text:style-name="T1">jdoReplaceField</text:span> method is called.</text:p>
      <text:p text:style-name="P16">public final void jdoProvideFields (int[] fields);</text:p>
      <text:p text:style-name="P2">For each field number in the fields parameter, <text:span text:style-name="T1">jdoProvideField</text:span> method is called.</text:p>
      <text:p text:style-name="P16"><text:span text:style-name="Assertion"><text:span text:style-name="T4">A21.15-25 [</text:span></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5122738016" text:main-entry="true"/>serialization<text:alphabetical-index-mark-end text:id="IMark5122738016"/>. If the <text:span text:style-name="T1">jdoStateManager</text:span> field is null, this method returns with no effect.<text:span text:style-name="Assertion">]</text:span></text:p>
      <text:p text:style-name="P9"><draw:frame draw:style-name="fr1" draw:name="19" text:anchor-type="as-char" svg:width="7.091cm" svg:height="0.342cm" draw:z-index="0"><draw:image xlink:href="Pictures/2000000700000FB5000000C94FDA4EAC.wmf" xlink:type="simple" xlink:show="embed" xlink:actuate="onLoad"/></draw:frame></text:p>
      <text:h text:style-name="P21" text:outline-level="2"><text:alphabetical-index-mark-start text:id="IMark5122738016" text:main-entry="true"/>Generated methods<text:alphabetical-index-mark-end text:id="IMark5122738016"/> in <text:alphabetical-index-mark-start text:id="IMark5122737920" text:main-entry="true"/><text:span text:style-name="T2">PersistenceCapable</text:span><text:alphabetical-index-mark-end text:id="IMark5122737920"/> root classes</text:h>
      <text:p text:style-name="P2">These methods are generated for <text:alphabetical-index-mark-start text:id="IMark5122737920" text:main-entry="true"/><text:span text:style-name="T1">PersistenceCapable</text:span><text:alphabetical-index-mark-end text:id="IMark5122737920"/> root classes and all classes that declare <text:span text:style-name="T1">objectid-class</text:span> in XML metadata.</text:p>
      <text:p text:style-name="P16">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text:soft-page-break/>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text:span text:style-name="Assertion"><text:span text:style-name="T4">A20.15-26 [</text:span></text:span>public Object jdoNewObjectIdInstance();<text:span text:style-name="Assertion"><text:span text:style-name="T4">]</text:span></text:span></text:p>
      <text:p text:style-name="P16">public Object jdoNewObjectIdInstance(Object obj);</text:p>
      <text:p text:style-name="P2">In the case of single field identity, the parameter is an instance of one of the following:</text:p>
      <text:p text:style-name="P14">•<text:span text:style-name="T1"><text:tab/>Number</text:span>: the parameter is converted to the appropriate type and passed to the constructor of the single-field identity class</text:p>
      <text:p text:style-name="P14">•<text:span text:style-name="T1"><text:tab/>String</text:span>: the parameter is converted to the appropriate type and passed to the constructor of the single-field identity class</text:p>
      <text:p text:style-name="P14">•<text:span text:style-name="T1"><text:tab/>ObjectIdFieldSupplier</text:span>: the parameter is used to fetch the value of the object id field which is passed to the constructor of the single-field identity class</text:p>
      <text:p text:style-name="P14">•<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9"><draw:frame draw:style-name="fr1" draw:name="20" text:anchor-type="as-char" svg:width="7.091cm" svg:height="0.342cm" draw:z-index="0"><draw:image xlink:href="Pictures/2000000700000FB5000000C94FDA4EAC.wmf" xlink:type="simple" xlink:show="embed" xlink:actuate="onLoad"/></draw:frame></text:p>
      <text:h text:style-name="P21" text:outline-level="2">Generated method in least-derived <text:span text:style-name="T2">Detachable</text:span> classes</text:h>
      <text:p text:style-name="P16">public void jdoReplaceDetachedState();</text:p>
      <text:p text:style-name="P2">This method delegates to the jdoStateManager method replacingDetachedState, passing the current value of the detached state and replacing the detached state with the result of the method call. </text:p>
      <text:p text:style-name="P9"><text:soft-page-break/><draw:frame draw:style-name="fr1" draw:name="21" text:anchor-type="as-char" svg:width="7.091cm" svg:height="0.342cm" draw:z-index="0"><draw:image xlink:href="Pictures/2000000700000FB5000000C94FDA4EAC.wmf" xlink:type="simple" xlink:show="embed" xlink:actuate="onLoad"/></draw:frame></text:p>
      <text:h text:style-name="P21" text:outline-level="2"><text:alphabetical-index-mark-start text:id="IMark5122737920" text:main-entry="true"/>Generated methods<text:alphabetical-index-mark-end text:id="IMark5122737920"/> in all <text:alphabetical-index-mark-start text:id="IMark5122738016" text:main-entry="true"/><text:span text:style-name="T2">PersistenceCapable</text:span><text:alphabetical-index-mark-end text:id="IMark5122738016"/> classes</text:h>
      <text:p text:style-name="P16"><text:span text:style-name="Assertion"><text:span text:style-name="T4">A20.15-13 [</text:span></text:span>public <text:alphabetical-index-mark-start text:id="IMark5122738016" text:main-entry="true"/>PersistenceCapable<text:alphabetical-index-mark-end text:id="IMark5122738016"/>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6"><text:span text:style-name="Assertion"><text:span text:style-name="T4">A20.15-14 [</text:span></text:span>public <text:alphabetical-index-mark-start text:id="IMark5122738016" text:main-entry="true"/>PersistenceCapable<text:alphabetical-index-mark-end text:id="IMark5122738016"/>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6"><text:span text:style-name="Assertion"><text:span text:style-name="T4">A20.15-15 [</text:span></text:span>protected static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5122738016" text:main-entry="true"/>introspection<text:alphabetical-index-mark-end text:id="IMark5122738016"/> code in the enhanced class.</text:p>
      <text:p text:style-name="P16"><text:span text:style-name="Assertion"><text:span text:style-name="T4">A20.15-16 [</text:span></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4">•<text:tab/>If the instance is detached, the method checks to see if the field is marked as loaded in the detached state. If the field is not loaded, then <text:span text:style-name="T1">JDODetachedFieldAccessException</text:span> is thrown.</text:p>
      <text:p text:style-name="P14">•<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text:soft-page-break/>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neither of the above, then the value of the field is returned.<text:span text:style-name="Assertion">]</text:span></text:p>
      <text:p text:style-name="P16"><text:span text:style-name="Assertion"><text:span text:style-name="T4">A20.15-17 [</text:span></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4">•<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4">•<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4">•<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4">•<text:tab/>If the field is neither of the above, then the value of the field is set to the new value.<text:span text:style-name="Assertion">]</text:span></text:p>
      <text:p text:style-name="P16"><text:span text:style-name="Assertion"><text:span text:style-name="T4">A20.15-18 [</text:span></text:span>public void jdoReplaceField (int field);<text:span text:style-name="Assertion"><text:span text:style-name="T4">]</text:span></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6"><text:span text:style-name="Assertion"><text:span text:style-name="T4">A20.15-20 [</text:span></text:span>public void jdoProvideField (int field);<text:span text:style-name="Assertion"><text:span text:style-name="T4">]</text:span></text:span></text:p>
      <text:p text:style-name="P2"><text:soft-page-break/>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6"><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6"><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6">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6"><text:span text:style-name="Assertion"><text:span text:style-name="T4">A20.15-23 [</text:span></text:span>private void writeObject(java.io.ObjectOutputStream out) </text:p>
      <text:p text:style-name="P16"><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5122738016" text:main-entry="true"/>inheritance<text:alphabetical-index-mark-end text:id="IMark5122738016"/>) then this code will guarantee that the fields are loaded prior to standard <text:alphabetical-index-mark-start text:id="IMark5122737920" text:main-entry="true"/>serialization<text:alphabetical-index-mark-end text:id="IMark5122737920"/>.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5122737920" text:main-entry="true"/>serialization<text:alphabetical-index-mark-end text:id="IMark5122737920"/>, it remains transient.</text:p>
      <text:p text:style-name="P9"><text:soft-page-break/><draw:frame draw:style-name="fr1" draw:name="22" text:anchor-type="as-char" svg:width="7.091cm" svg:height="0.342cm" draw:z-index="14"><draw:image xlink:href="Pictures/2000000700000FB5000000C94FDA4EAC.wmf" xlink:type="simple" xlink:show="embed" xlink:actuate="onLoad"/></draw:frame></text:p>
      <text:h text:style-name="P21" text:outline-level="2">Example class: Employee</text:h>
      <text:p text:style-name="P2">The following class definitions for persistence capable classes are used in the examples. The Employee class is enhanced for application identity using <text:span text:style-name="T7">IntIdentity</text:span> as the object id class.</text:p>
      <text:p text:style-name="P1">package com.xyz.hr;</text:p>
      <text:p text:style-name="P1">import javax.jdo.spi.*; // generated by <text:alphabetical-index-mark-start text:id="IMark5122737920" text:main-entry="true"/>enhancer<text:alphabetical-index-mark-end text:id="IMark5122737920"/>...</text:p>
      <text:p text:style-name="P1">class Employee </text:p>
      <text:p text:style-name="P1"><text:tab/>implements Detachable // generated by <text:alphabetical-index-mark-start text:id="IMark5122737920" text:main-entry="true"/>enhancer<text:alphabetical-index-mark-end text:id="IMark5122737920"/>...</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2" text:outline-level="3"><text:alphabetical-index-mark-start text:id="IMark5122737920" text:main-entry="true"/>Generated fields<text:alphabetical-index-mark-end text:id="IMark5122737920"/></text:h>
      <text:p text:style-name="P1">protected transient javax.jdo.spi.StateManager jdoStateManager = null;</text:p>
      <text:p text:style-name="P1">protected transient byte jdoFlags = </text:p>
      <text:p text:style-name="P1"><text:tab/>javax.jdo.spi.PersistenceCapable.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private final static Class jdoPersistenceCapableSuperclass = &lt;pc-super&gt;;</text:p>
      <text:p text:style-name="P1">private final static long serialVersionUID = 1234567890L;</text:p>
      <text:p text:style-name="P1">*/</text:p>
      <text:h text:style-name="P22" text:outline-level="3">Generated <text:alphabetical-index-mark-start text:id="IMark5122737920" text:main-entry="true"/><text:alphabetical-index-mark-start text:id="IMark5122738016" text:main-entry="true"/>static<text:alphabetical-index-mark-end text:id="IMark5122738016"/> initializer<text:alphabetical-index-mark-end text:id="IMark5122737920"/></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2" text:outline-level="3"><text:soft-page-break/>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public final Object jdoGetTransactionalObjectId(){</text:p>
      <text:p text:style-name="P1"><text:tab/>return jdoStateManager==null?null:</text:p>
      <text:p text:style-name="P1"><text:tab/><text:tab/>jdoStateManager.getTransactionalObjectId(this);</text:p>
      <text:p text:style-name="P1">}</text:p>
      <text:h text:style-name="P22"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soft-page-break/><text:tab/>JDOImplHelper.checkAuthorizedStateManager(sm);</text:p>
      <text:p text:style-name="P1"><text:tab/>jdoStateManager = sm; </text:p>
      <text:p text:style-name="P1"><text:tab/>this.jdoFlags = LOAD_REQUIRED;</text:p>
      <text:p text:style-name="P1">}</text:p>
      <text:p text:style-name="P1">}</text:p>
      <text:h text:style-name="P22" text:outline-level="3">Generated jdoReplaceFlags</text:h>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2" text:outline-level="3">Generated jdoNewInstance helpers</text:h>
      <text:p text:style-name="P2">The first generated helper assigns the value of the passed parameter to the <text:span text:style-name="T1">jdoStateManager </text:span>field of the newly created instance.</text:p>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3"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text:alphabetical-index-mark-start text:id="IMark5122737920" text:main-entry="true"/>enhancer<text:alphabetical-index-mark-end text:id="IMark5122737920"/>-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text:alphabetical-index-mark-start text:id="IMark5122737920" text:main-entry="true"/>enhancer<text:alphabetical-index-mark-end text:id="IMark5122737920"/>-generated constant&gt;;</text:p>
      <text:p text:style-name="P1">}</text:p>
      <text:h text:style-name="P22" text:outline-level="3"><text:soft-page-break/>Generated jdoG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2"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soft-page-break/><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3"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text:span text:style-name="T7">StateManager</text:span> to clear fields and handle cleanup of the objects currently referred to by the fields (e.g. <text:alphabetical-index-mark-start text:id="IMark5122737920" text:main-entry="true"/>embedded<text:alphabetical-index-mark-end text:id="IMark5122737920"/>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soft-page-break/><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2"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2" text:outline-level="3"><text:soft-page-break/>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2" text:outline-level="3"><text:soft-page-break/>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tab/>out.defaultWriteObject ();</text:p>
      <text:p text:style-name="P1">}</text:p>
      <text:h text:style-name="P22"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22" text:outline-level="3">Generated jdoNewObjectIdInstance</text:h>
      <text:p text:style-name="P2">The <text:alphabetical-index-mark-start text:id="IMark5122737920" text:main-entry="true"/>generated methods<text:alphabetical-index-mark-end text:id="IMark5122737920"/>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2" text:outline-level="3">Generated jdoCopyKeyFieldsToObjectId</text:h>
      <text:p text:style-name="P2">The <text:alphabetical-index-mark-start text:id="IMark5122737920" text:main-entry="true"/>generated methods<text:alphabetical-index-mark-end text:id="IMark5122737920"/> copy key field values from the <text:span text:style-name="T1">PersistenceCapable</text:span>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2" text:outline-level="3"><text:soft-page-break/>Generated jdoCopyKeyFieldsFromObjectId</text:h>
      <text:p text:style-name="P26">The <text:alphabetical-index-mark-start text:id="IMark5122737920" text:main-entry="true"/>generated methods<text:alphabetical-index-mark-end text:id="IMark5122737920"/> copy key fields from the object id instance to the <text:span text:style-name="T1">PersistenceCapable</text:span> instance or to the <text:span text:style-name="T7">ObjectIdFieldConsumer</text:span>.</text:p>
      <text:p text:style-name="P2"/>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5122737920" text:main-entry="true"/><text:span text:style-name="T7">PersistenceCapable</text:span><text:alphabetical-index-mark-end text:id="IMark5122737920"/> contract. It copies key fields from the object id instance to the <text:span text:style-name="T7">ObjectIdFieldConsumer</text:span>.</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5122737920" text:main-entry="true"/><text:span text:style-name="T1">PersistenceCapable</text:span><text:alphabetical-index-mark-end text:id="IMark5122737920"/> instance.</text:p>
      <text:h text:style-name="P24"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8</meta:editing-cycles>
    <meta:creation-date>2012-06-24T16:04:38.11</meta:creation-date>
    <meta:editing-duration>PT1H29M38S</meta:editing-duration>
    <meta:generator>OpenOffice/4.1.10$Unix OpenOffice.org_project/4110m2$Build-9807</meta:generator>
    <dc:title>JDO_Chapter</dc:title>
    <dc:date>2021-09-30T19:45:44</dc:date>
    <dc:creator>Michael Bouschen</dc:creator>
    <meta:document-statistic meta:table-count="1" meta:image-count="23" meta:object-count="0" meta:page-count="31" meta:paragraph-count="776" meta:word-count="10600" meta:character-count="719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